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NICA CABELL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STO AIMITUMA, BERNARD EDUAR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STO AIMITUMA, BERNARD EDUAR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22729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3:34:1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